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Comic Sans MS" svg:font-family="'Comic Sans MS'"/>
    <style:font-face style:name="Helvetica" svg:font-family="Helvetica, sans-serif"/>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top="0in" fo:margin-bottom="0in" fo:line-height="120%" style:writing-mode="lr-tb"/>
    </style:style>
    <style:style style:name="P2"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3"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4" style:family="paragraph" style:parent-style-name="Standard">
      <style:paragraph-properties fo:margin-top="0in" fo:margin-bottom="0.1965in"/>
      <style:text-properties style:font-name="Times New Roman" fo:font-size="12pt" fo:font-weight="normal" style:font-size-asian="12pt" style:font-size-complex="12pt"/>
    </style:style>
    <style:style style:name="P5" style:family="paragraph" style:parent-style-name="Text_20_body">
      <style:paragraph-properties fo:margin-top="0in" fo:margin-bottom="0in" fo:line-height="200%" fo:text-align="center" style:justify-single-word="false" style:writing-mode="lr-tb"/>
      <style:text-properties fo:font-variant="normal" fo:text-transform="none" fo:color="#000000" style:font-name="Times New Roman" fo:font-size="12pt" fo:font-style="normal" fo:font-weight="normal"/>
    </style:style>
    <style:style style:name="P6"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7"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8" style:family="paragraph" style:parent-style-name="Text_20_body">
      <style:paragraph-properties fo:margin-top="0in" fo:margin-bottom="0in" fo:line-height="200%" fo:text-align="start" style:justify-single-word="false" fo:background-color="transparent" style:writing-mode="lr-tb">
        <style:background-image/>
      </style:paragraph-properties>
    </style:style>
    <style:style style:name="P9" style:family="paragraph" style:parent-style-name="Text_20_body">
      <style:paragraph-properties fo:margin-top="0in" fo:margin-bottom="0in" fo:line-height="200%" fo:text-align="center"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0" style:family="paragraph" style:parent-style-name="Text_20_body">
      <style:paragraph-properties fo:margin-top="0in" fo:margin-bottom="0in" fo:line-height="200%" fo:text-align="start"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1" style:family="paragraph" style:parent-style-name="Text_20_body">
      <style:paragraph-properties fo:margin-top="0in" fo:margin-bottom="0in" fo:line-height="200%" fo:text-align="center"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2" style:family="paragraph" style:parent-style-name="Text_20_body">
      <style:paragraph-properties fo:margin-left="0in" fo:margin-right="0in" fo:margin-top="0in" fo:margin-bottom="0in" fo:line-height="200%" fo:text-align="start" style:justify-single-word="false" fo:text-indent="0in"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3" style:family="paragraph" style:parent-style-name="Text_20_body">
      <style:paragraph-properties fo:margin-left="0in" fo:margin-right="0in" fo:margin-top="0in" fo:margin-bottom="0in" fo:line-height="200%" fo:text-align="start" style:justify-single-word="false" fo:text-indent="0in" style:auto-text-indent="false" fo:background-color="transparent" style:writing-mode="lr-tb">
        <style:background-image/>
      </style:paragraph-properties>
    </style:style>
    <style:style style:name="P14" style:family="paragraph" style:parent-style-name="Text_20_body">
      <style:paragraph-properties fo:margin-left="0in" fo:margin-right="0in" fo:margin-top="0in" fo:margin-bottom="0in" fo:line-height="200%" fo:text-align="start" style:justify-single-word="false" fo:text-indent="0in" style:auto-text-indent="false" style:writing-mode="lr-tb"/>
    </style:style>
    <style:style style:name="P15" style:family="paragraph" style:parent-style-name="Text_20_body">
      <style:paragraph-properties fo:margin-left="0in" fo:margin-right="0in" fo:margin-top="0in" fo:margin-bottom="0in" fo:line-height="200%" fo:text-align="start" style:justify-single-word="false" fo:text-indent="0in"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6" style:family="paragraph" style:parent-style-name="Text_20_body">
      <style:paragraph-properties fo:margin-left="0in" fo:margin-right="0in" fo:margin-top="0in" fo:margin-bottom="0in" fo:line-height="200%" fo:text-align="start" style:justify-single-word="false" fo:text-indent="0in" style:auto-text-indent="false" style:writing-mode="lr-tb"/>
      <style:text-properties fo:font-variant="normal" fo:text-transform="none" fo:color="#000000" style:text-line-through-style="none" style:font-name="Times New Roman" fo:font-size="12pt" style:text-underline-style="none" style:text-blinking="false" fo:background-color="transparent" style:font-size-asian="12pt" style:font-size-complex="12pt"/>
    </style:style>
    <style:style style:name="P17" style:family="paragraph" style:parent-style-name="Text_20_body">
      <style:paragraph-properties fo:margin-left="0in" fo:margin-right="0in" fo:margin-top="0in" fo:margin-bottom="0in" fo:line-height="200%" fo:text-align="center" style:justify-single-word="false" fo:text-indent="0in" style:auto-text-indent="false"/>
    </style:style>
    <style:style style:name="T1"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text-line-through-style="none" style:font-name="Times New Roman1" fo:font-size="12pt" fo:letter-spacing="normal" fo:font-style="italic"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style:text-line-through-style="none" fo:font-size="12pt" fo:font-style="normal" style:text-underline-style="none" fo:font-weight="normal" style:text-blinking="false" fo:background-color="transparent" style:font-size-asian="12pt" style:font-size-complex="12pt"/>
    </style:style>
    <style:style style:name="T6" style:family="text">
      <style:text-properties fo:font-variant="normal" fo:text-transform="none" fo:color="#000000" style:text-line-through-style="none" fo:font-size="12pt" fo:font-style="normal" style:text-underline-style="none" fo:font-weight="normal" style:text-blinking="false" fo:background-color="transparent" style:font-size-asian="12pt" style:font-style-asian="normal" style:font-size-complex="12pt" style:font-style-complex="normal"/>
    </style:style>
    <style:style style:name="T7" style:family="text">
      <style:text-properties fo:font-variant="normal" fo:text-transform="none" fo:color="#000000" style:text-line-through-style="none" fo:font-size="12pt" fo:font-style="normal" style:text-underline-style="none" fo:font-weight="bold" style:text-blinking="false" fo:background-color="transparent" style:font-size-asian="12pt" style:font-size-complex="12pt"/>
    </style:style>
    <style:style style:name="T8" style:family="text">
      <style:text-properties fo:font-variant="normal" fo:text-transform="none" fo:color="#000000" style:text-line-through-style="none" fo:font-size="12pt" fo:font-style="normal" style:text-underline-style="none" fo:font-weight="bold" style:text-blinking="false" fo:background-color="transparent" style:font-size-asian="12pt" style:font-style-asian="normal" style:font-size-complex="12pt" style:font-style-complex="normal"/>
    </style:style>
    <style:style style:name="T9"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font-name="Times New Roman" fo:font-size="12pt" fo:letter-spacing="normal" fo:font-style="normal" style:text-underline-style="none" style:text-blinking="false" fo:background-color="transparent" style:font-size-asian="12pt" style:font-style-asian="normal" style:font-size-complex="12pt" style:font-style-complex="normal"/>
    </style:style>
    <style:style style:name="T11" style:family="text">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T12" style:family="text">
      <style:text-properties fo:font-variant="normal" fo:text-transform="none" fo:color="#000000" style:text-line-through-style="none" style:font-name="Times New Roman" fo:font-size="12pt" fo:letter-spacing="normal" fo:font-style="normal" style:text-underline-style="solid" style:text-underline-width="auto" style:text-underline-color="font-color" fo:font-weight="normal" style:text-blinking="false" fo:background-color="transparent"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style:text-line-through-style="none" style:font-name="Times New Roman" fo:font-size="12pt" fo:letter-spacing="normal" fo:font-style="italic"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14" style:family="text">
      <style:text-properties fo:font-variant="normal" fo:text-transform="none" fo:color="#000000" style:text-line-through-style="none" style:font-name="Times New Roman" fo:font-size="12pt" fo:letter-spacing="normal" fo:font-style="italic"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style:text-line-through-style="none" style:font-name="Times New Roman" fo:font-size="12pt" fo:letter-spacing="normal" fo:font-style="italic" style:text-underline-style="solid" style:text-underline-width="auto" style:text-underline-color="font-color" fo:font-weight="bold" style:text-blinking="false" fo:background-color="transparent" style:font-size-asian="12pt" style:font-style-asian="italic" style:font-weight-asian="bold" style:font-size-complex="12pt" style:font-style-complex="italic" style:font-weight-complex="bold"/>
    </style:style>
    <style:style style:name="T16" style:family="text">
      <style:text-properties fo:font-variant="normal" fo:text-transform="none" fo:color="#000000" style:text-line-through-style="none" style:font-name="Times New Roman" fo:font-size="12pt" fo:letter-spacing="normal" fo:font-style="italic" style:text-underline-style="solid" style:text-underline-width="auto" style:text-underline-color="font-color" fo:font-weight="normal" style:text-blinking="false" fo:background-color="transparent" style:font-size-asian="12pt" style:font-style-asian="italic" style:font-weight-asian="normal" style:font-size-complex="12pt" style:font-style-complex="italic" style:font-weight-complex="normal"/>
    </style:style>
    <style:style style:name="T17"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18"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tyle-asian="normal" style:font-size-complex="12pt" style:font-style-complex="normal"/>
    </style:style>
    <style:style style:name="T19" style:family="text">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T20" style:family="text">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tyle-asian="normal" style:font-size-complex="12pt" style:font-style-complex="normal"/>
    </style:style>
    <style:style style:name="T21" style:family="text">
      <style:text-properties fo:font-variant="normal" fo:text-transform="none" fo:color="#000000" style:text-line-through-style="none" style:font-name="Times New Roman" fo:font-size="12pt" fo:font-style="italic" style:text-underline-style="none" fo:font-weight="normal" style:text-blinking="false" fo:background-color="transparent" style:font-size-asian="12pt" style:font-style-asian="italic" style:font-size-complex="12pt" style:font-style-complex="italic"/>
    </style:style>
    <style:style style:name="T22" style:family="text">
      <style:text-properties fo:font-variant="normal" fo:text-transform="none" fo:color="#000000" style:text-line-through-style="none" style:font-name="Times New Roman" fo:font-size="12pt" fo:font-style="italic" style:text-underline-style="none" fo:font-weight="bold" style:text-blinking="false" fo:background-color="transparent" style:font-size-asian="12pt" style:font-style-asian="italic" style:font-size-complex="12pt" style:font-style-complex="italic"/>
    </style:style>
    <style:style style:name="T23" style:family="text">
      <style:text-properties fo:font-variant="normal" fo:text-transform="none" fo:color="#000000" style:text-line-through-style="none" style:font-name="Times New Roman" fo:letter-spacing="normal" fo:font-style="normal" style:text-underline-style="none" fo:font-weight="normal" style:text-blinking="false" fo:background-color="transparent" style:font-style-asian="normal" style:font-weight-asian="normal" style:font-style-complex="normal" style:font-weight-complex="normal"/>
    </style:style>
    <style:style style:name="T24" style:family="text">
      <style:text-properties fo:font-variant="normal" fo:text-transform="none" fo:color="#000000" style:text-line-through-style="none" style:font-name="Times New Roman" fo:font-style="normal" style:text-underline-style="none" fo:font-weight="normal" style:text-blinking="false" fo:background-color="transparent"/>
    </style:style>
    <style:style style:name="T25" style:family="text">
      <style:text-properties fo:font-variant="normal" fo:text-transform="none" fo:color="#000000" style:text-line-through-style="none" style:font-name="Times New Roman" fo:font-style="normal" style:text-underline-style="none" fo:font-weight="normal" style:text-blinking="false" fo:background-color="transparent" style:font-style-asian="normal" style:font-style-complex="normal"/>
    </style:style>
    <style:style style:name="T26" style:family="text">
      <style:text-properties fo:font-variant="normal" fo:text-transform="none" fo:color="#000000" style:text-line-through-style="none" style:font-name="Times New Roman" fo:font-style="normal" style:text-underline-style="none" fo:font-weight="bold" style:text-blinking="false" fo:background-color="transparent"/>
    </style:style>
    <style:style style:name="T27" style:family="text">
      <style:text-properties fo:font-variant="normal" fo:text-transform="none" fo:color="#000000" style:text-line-through-style="none" style:font-name="Times New Roman" fo:font-style="normal" style:text-underline-style="none" fo:font-weight="bold" style:text-blinking="false" fo:background-color="transparent" style:font-style-asian="normal" style:font-style-complex="normal"/>
    </style:style>
    <style:style style:name="T28"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0" style:family="text">
      <style:text-properties fo:font-variant="normal" fo:text-transform="none" fo:color="#000000" style:font-name="Times New Roman"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31" style:family="text">
      <style:text-properties fo:font-variant="normal" fo:text-transform="none" fo:color="#000000" style:font-name="Times New Roman" fo:font-size="12pt" fo:letter-spacing="normal"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32" style:family="text">
      <style:text-properties fo:font-variant="normal" fo:text-transform="none" fo:color="#000000" style:font-name="Times New Roman"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33" style:family="text">
      <style:text-properties fo:font-variant="normal" fo:text-transform="none" fo:color="#090909"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4" style:family="text">
      <style:text-properties fo:font-variant="normal" fo:text-transform="none" fo:color="#090909"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35" style:family="text">
      <style:text-properties fo:font-variant="normal" fo:text-transform="none" fo:color="#090909"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fo:font-variant="normal" fo:text-transform="none" fo:color="#090909" style:font-name="Times New Roman"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37" style:family="text">
      <style:text-properties fo:font-variant="normal" fo:text-transform="none" fo:color="#090909" style:font-name="Times New Roman" fo:letter-spacing="normal" fo:font-style="normal" style:text-underline-style="none" fo:font-weight="normal" style:font-style-asian="normal" style:font-weight-asian="normal" style:font-style-complex="normal" style:font-weight-complex="normal"/>
    </style:style>
    <style:style style:name="T38" style:family="text">
      <style:text-properties fo:font-variant="normal" fo:text-transform="none" fo:color="#090909" style:font-name="Times New Roman"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9" style:family="text">
      <style:text-properties fo:font-variant="normal" fo:text-transform="non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0" style:family="text">
      <style:text-properties fo:font-variant="normal" fo:text-transform="none" style:font-name="Times New Roman"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41" style:family="text">
      <style:text-properties fo:font-variant="normal" fo:text-transform="none" fo:color="#1155cc" style:text-line-through-style="none" style:font-name="Times New Roman" fo:font-size="12pt" fo:font-style="normal" style:text-underline-style="solid" style:text-underline-width="auto" style:text-underline-color="font-color" fo:font-weight="bold" style:text-blinking="false" fo:background-color="transparent" style:font-size-asian="12pt" style:font-size-complex="12pt"/>
    </style:style>
    <style:style style:name="T42" style:family="text">
      <style:text-properties fo:font-variant="normal" fo:text-transform="none" fo:color="#2c3e50" style:text-line-through-style="none" style:font-name="Times New Roman1" fo:font-size="12pt" fo:letter-spacing="normal" fo:font-style="italic"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43" style:family="text">
      <style:text-properties fo:font-variant="normal" fo:text-transform="none" fo:color="#2c3e50" style:text-line-through-style="none" style:font-name="Times New Roman1"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44" style:family="text">
      <style:text-properties fo:font-variant="normal" fo:text-transform="none" fo:color="#2c3e50" style:text-line-through-style="none" style:font-name="Times New Roman" fo:font-size="12pt" fo:letter-spacing="normal" fo:font-style="italic"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45" style:family="text">
      <style:text-properties fo:font-variant="normal" fo:text-transform="none" fo:color="#2c3e50"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46" style:family="text">
      <style:text-properties fo:font-variant="normal" fo:text-transform="none"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47" style:family="text">
      <style:text-properties fo:font-variant="normal" fo:text-transform="none" style:text-line-through-style="none" style:font-name="Times New Roman" fo:font-size="12pt" fo:font-style="normal" style:text-underline-style="none" fo:font-weight="normal" style:text-blinking="false" fo:background-color="transparent" style:font-size-asian="12pt" style:font-size-complex="12pt"/>
    </style:style>
    <style:style style:name="T48" style:family="text">
      <style:text-properties fo:font-variant="normal" fo:text-transform="none" style:text-line-through-style="none" style:font-name="Times New Roman" fo:font-size="12pt" fo:font-style="normal" style:text-underline-style="none" fo:font-weight="normal" style:text-blinking="false" fo:background-color="transparent" style:font-size-asian="12pt" style:font-style-asian="normal" style:font-size-complex="12pt" style:font-style-complex="normal"/>
    </style:style>
    <style:style style:name="T49" style:family="text">
      <style:text-properties fo:font-variant="normal" fo:text-transform="none" style:text-line-through-style="none" style:font-name="Times New Roman" fo:font-size="12pt" fo:font-style="normal" style:text-underline-style="none" fo:font-weight="bold" style:text-blinking="false" fo:background-color="transparent" style:font-size-asian="12pt" style:font-style-asian="normal" style:font-size-complex="12pt" style:font-style-complex="normal"/>
    </style:style>
    <style:style style:name="T50" style:family="text">
      <style:text-properties fo:font-variant="normal" fo:text-transform="none" style:text-line-through-style="none" style:font-name="Times New Roman" fo:font-size="12pt" fo:font-style="normal" style:text-underline-style="none" fo:font-weight="bold" style:text-blinking="false" fo:background-color="transparent" style:font-size-asian="12pt" style:font-size-complex="12pt"/>
    </style:style>
    <style:style style:name="T51" style:family="text">
      <style:text-properties fo:letter-spacing="normal" fo:font-weight="normal" style:font-style-asian="normal" style:font-weight-asian="normal" style:font-style-complex="normal" style:font-weight-complex="normal"/>
    </style:style>
    <style:style style:name="T52" style:family="text">
      <style:text-properties fo:letter-spacing="normal" fo:font-weight="bold" style:font-style-asian="normal" style:font-weight-asian="bold" style:font-style-complex="normal" style:font-weight-complex="bold"/>
    </style:style>
    <style:style style:name="T53" style:family="text">
      <style:text-properties fo:letter-spacing="normal" style:font-style-asian="normal" style:font-style-complex="normal"/>
    </style:style>
    <style:style style:name="T54" style:family="text">
      <style:text-properties style:text-line-through-style="none" style:text-underline-style="none" style:text-blinking="false" fo:background-color="transparent" style:font-size-asian="12pt" style:font-size-complex="12pt"/>
    </style:style>
    <style:style style:name="T55" style:family="text">
      <style:text-properties fo:font-style="normal" fo:font-weight="normal"/>
    </style:style>
    <style:style style:name="T56" style:family="text">
      <style:text-properties fo:font-style="normal" fo:font-weight="normal" style:font-size-asian="12pt" style:font-size-complex="12pt"/>
    </style:style>
    <style:style style:name="T57" style:family="text">
      <style:text-properties style:font-name="Times New Roman" fo:letter-spacing="normal" fo:font-weight="normal" style:font-style-asian="normal" style:font-weight-asian="normal" style:font-style-complex="normal" style:font-weight-complex="normal"/>
    </style:style>
    <style:style style:name="T58" style:family="text">
      <style:text-properties style:font-name="Times New Roman" fo:letter-spacing="normal" fo:font-style="italic" fo:font-weight="normal" style:font-style-asian="italic" style:font-weight-asian="normal" style:font-style-complex="italic" style:font-weight-complex="normal"/>
    </style:style>
    <style:style style:name="T59" style:family="text">
      <style:text-properties style:font-name="Times New Roman" fo:letter-spacing="normal" fo:font-style="italic" fo:font-weight="normal" style:font-style-asian="normal" style:font-weight-asian="normal" style:font-style-complex="normal" style:font-weight-complex="normal"/>
    </style:style>
    <style:style style:name="T60" style:family="text">
      <style:text-properties style:font-name="Times New Roman" fo:letter-spacing="normal" style:font-style-asian="normal" style:font-style-complex="normal"/>
    </style:style>
    <style:style style:name="T61" style:family="text">
      <style:text-properties style:font-name="Times New Roman" fo:letter-spacing="normal" fo:font-weight="bold" style:font-style-asian="normal" style:font-weight-asian="bold" style:font-style-complex="normal" style:font-weight-complex="bold"/>
    </style:style>
    <style:style style:name="T62" style:family="text">
      <style:text-properties style:font-name="Times New Roman" fo:font-size="12pt" fo:letter-spacing="normal" fo:font-weight="normal" style:font-size-asian="12pt" style:font-style-asian="normal" style:font-weight-asian="normal" style:font-size-complex="12pt" style:font-style-complex="normal" style:font-weight-complex="normal"/>
    </style:style>
    <style:style style:name="T63" style:family="text">
      <style:text-properties fo:color="#000000" style:font-name="Times New Roman" fo:font-size="12pt" fo:letter-spacing="normal" fo:font-weight="normal" style:font-size-asian="12pt" style:font-style-asian="normal" style:font-weight-asian="normal" style:font-size-complex="12pt" style:font-style-complex="normal" style:font-weight-complex="normal"/>
    </style:style>
    <style:style style:name="T64" style:family="text">
      <style:text-properties fo:color="#2c3e50" style:font-name="Times New Roman" fo:font-size="12pt" fo:letter-spacing="normal" fo:font-weight="normal" style:font-size-asian="12pt" style:font-style-asian="normal" style:font-weight-asian="normal" style:font-size-complex="12pt" style:font-style-complex="normal" style:font-weight-complex="normal"/>
    </style:style>
    <style:style style:name="T65" style:family="text">
      <style:text-properties fo:color="#2c3e50" style:font-name="Times New Roman" fo:font-size="15.8000001907349pt" fo:letter-spacing="normal" fo:font-style="italic" fo:font-weight="normal" style:font-style-asian="normal" style:font-weight-asian="normal" style:font-style-complex="normal" style:font-weight-complex="normal"/>
    </style:style>
    <style:style style:name="T66" style:family="text">
      <style:text-properties fo:color="#2c3e50" style:font-name="Times New Roman" fo:font-size="15.8000001907349pt" fo:letter-spacing="normal" fo:font-weight="normal" style:font-style-asian="normal" style:font-weight-asian="normal" style:font-style-complex="normal" style:font-weight-complex="normal"/>
    </style:style>
    <style:style style:name="T67" style:family="text">
      <style:text-properties fo:color="#2c3e50" style:font-name="Times New Roman" fo:letter-spacing="normal" fo:font-style="italic" fo:font-weight="normal" style:font-style-asian="normal" style:font-weight-asian="normal" style:font-style-complex="normal" style:font-weight-complex="normal"/>
    </style:style>
    <style:style style:name="T68" style:family="text">
      <style:text-properties fo:color="#2c3e50" style:font-name="Times New Roman" fo:letter-spacing="normal" fo:font-weight="normal" style:font-style-asian="normal" style:font-weight-asian="normal" style:font-style-complex="normal" style:font-weight-complex="normal"/>
    </style:style>
    <style:style style:name="T69" style:family="text">
      <style:text-properties fo:color="#2c3e50" style:font-name="Calibri" fo:font-size="15.8000001907349pt" fo:letter-spacing="normal" fo:font-weight="normal" style:font-style-asian="normal" style:font-weight-asian="normal" style:font-style-complex="normal" style:font-weight-complex="normal"/>
    </style:style>
    <style:style style:name="T70" style:family="text">
      <style:text-properties fo:color="#2c3e50" style:font-name="Calibri" fo:font-size="15.8000001907349pt" fo:letter-spacing="normal" fo:font-style="italic" fo:font-weight="normal" style:font-style-asian="normal" style:font-weight-asian="normal" style:font-style-complex="normal" style:font-weight-complex="normal"/>
    </style:style>
    <style:style style:name="T71" style:family="text">
      <style:text-properties fo:color="#2c3e50" style:font-name="Times New Roman1" fo:letter-spacing="normal" fo:font-style="italic" fo:font-weight="normal" style:font-style-asian="normal" style:font-weight-asian="normal" style:font-style-complex="normal" style:font-weight-complex="normal"/>
    </style:style>
    <style:style style:name="T72" style:family="text">
      <style:text-properties fo:color="#2c3e50" style:font-name="Times New Roman1" fo:letter-spacing="normal" fo:font-weight="normal" style:font-style-asian="normal" style:font-weight-asian="normal" style:font-style-complex="normal" style:font-weight-complex="normal"/>
    </style:style>
    <style:style style:name="T73" style:family="text">
      <style:text-properties fo:color="#2c3e50" fo:font-size="15.8000001907349pt" fo:letter-spacing="normal" fo:font-style="italic" fo:font-weight="normal" style:font-style-asian="normal" style:font-weight-asian="normal" style:font-style-complex="normal" style:font-weight-complex="normal"/>
    </style:style>
    <style:style style:name="T74" style:family="text">
      <style:text-properties fo:color="#2c3e50" fo:font-size="15.8000001907349pt" fo:letter-spacing="normal" fo:font-weight="normal" style:font-style-asian="normal" style:font-weight-asian="normal" style:font-style-complex="normal" style:font-weight-complex="normal"/>
    </style:style>
    <style:style style:name="T75" style:family="text">
      <style:text-properties fo:color="#2c3e50" fo:letter-spacing="normal" fo:font-style="italic" fo:font-weight="normal" style:font-style-asian="normal" style:font-weight-asian="normal" style:font-style-complex="normal" style:font-weight-complex="normal"/>
    </style:style>
    <style:style style:name="T76" style:family="text">
      <style:text-properties fo:color="#2c3e50" fo:letter-spacing="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00a1eac1-7fff-995c-b42c-77081446c709"/><text:line-break/><text:line-break/></text:p>
      <text:p text:style-name="P2"/>
      <text:p text:style-name="P2"/>
      <text:p text:style-name="P2"/>
      <text:p text:style-name="P2"/>
      <text:p text:style-name="P2"/>
      <text:p text:style-name="P2">CAP799: Contextual Analysis Report</text:p>
      <text:p text:style-name="P5"><text:span text:style-name="T54">Sidney Wells</text:span></text:p>
      <text:p text:style-name="P6">January 3, 2022</text:p>
      <text:p text:style-name="P6">Contextual Analysis Report Illustrating the Problem Domain</text:p>
      <text:p text:style-name="P6">Dr. Michael Jones</text:p>
      <text:p text:style-name="P3"/>
      <text:p text:style-name="P3"/>
      <text:p text:style-name="P3"/>
      <text:p text:style-name="P3"/>
      <text:p text:style-name="P3"/>
      <text:p text:style-name="P3"/>
      <text:p text:style-name="P3"/>
      <text:p text:style-name="P3"/>
      <text:p text:style-name="P3"/>
      <text:p text:style-name="P3"/>
      <text:p text:style-name="P9"/>
      <text:p text:style-name="P9"><text:span text:style-name="Strong_20_Emphasis"><text:span text:style-name="T63"/></text:span></text:p>
      <text:p text:style-name="P9"><text:soft-page-break/><text:span text:style-name="Strong_20_Emphasis"><text:span text:style-name="T61">Problem Solving in an Existing Organization</text:span></text:span></text:p>
      <text:p text:style-name="P10"><text:span text:style-name="Strong_20_Emphasis"><text:span text:style-name="T57"><text:tab/>The analytical frameworks that will be used for this project will be a SWOT <text:s/>techniques, which encourages a careful look into the strengths, weaknesses, opportunities, and threats to an organization. Given that the opportunities and threats are more about the external forces surrounding an organization, this internal organization analysis for this particular paper for module 2 will focus on the strengths and weaknesses of the organization. After this is completed, module 3 will focus on the opportunities and threats which will characterize how the organization stacks up within the industry given its functions. With this in mind, this paper will aim towards identifying the key areas within the organization that are relevant to my project, explaining how and why a barrier root cause analysis technique will be used for this project and why, and proposing a research strategy for implementing that technique as well as why it will help collect the most important data required for this project proposal to be successful in the short and long term while addressing a particular problem within the organization.</text:span></text:span></text:p>
      <text:p text:style-name="P10"><text:span text:style-name="Strong_20_Emphasis"><text:span text:style-name="T57"><text:tab/>Since this project is aimed towards solving the problem of ignorance about post-military career development, one of the core areas that will be evaluated within the organization is the Human Resources because this department is responsible for the selection, career development, and retainment of employees within most organizations (Open Learn, 2020).</text:span></text:span><text:span text:style-name="Strong_20_Emphasis"><text:span text:style-name="T61"> </text:span></text:span><text:span text:style-name="Strong_20_Emphasis"><text:span text:style-name="T57">Since this project will be more tailored towards individuals already within the organization, the functions that will be evaluated within this key area will be the career development and retention functions. Additionally, since post-military career development and retention efforts may be incorporated into different areas of the organization from management to education/training, another important key area to analyze is the strategy or leadership departments within the organization. For any project or program to succeed that touches nearly every member of the organization, it will need to be incorporated within the vision and mission of the organization. This decision is not determined by a project manager or employee, although they can lead the efforts and make the argument as this project hopes to do. Instead, one of the most important </text:span></text:span><text:soft-page-break/><text:span text:style-name="Strong_20_Emphasis"><text:span text:style-name="T57">stakeholders in the process will be members of the strategy and leadership teams at the highest levels of the organization. With their buy-in and support, it'll be much easier to succeed in gaining funding and support throughout other areas of the organization. Other notable departments that will not be as relevant to my project are finance, marketing, research and development, and technology/IT. Although these departments do exist within an organization and will likely be affected by the project in some way, they are much less relevant to this project proposal and can be discussed later. </text:span></text:span></text:p>
      <text:p text:style-name="P8"><text:span text:style-name="Strong_20_Emphasis"><text:span text:style-name="T9"><text:tab/>Furthermore, to help understand the problem better using a root cause analysis, this project will use the barrier analysis technique because it focuses on </text:span></text:span><text:span text:style-name="Strong_20_Emphasis"><text:span text:style-name="T28">what controls are in place in the process to either prevent or detect a problem, and which might have failed (</text:span></text:span><text:span text:style-name="Strong_20_Emphasis"><text:span text:style-name="T9">What is Root Cause Analysis, 2022). In order to perform this analysis, mostly qualitative data analysis techniques such as focus groups will be implemented in order to carry out the barrier analysis. But first, the reasons why the barrier analysis technique was chosen because it allow for a simple conversation to happen about why a specific target goal isn't being achieved. In other words, the root cause analysis is about researching what barriers are either threatening or preventing the target goal to be reached. The target goal, for this project, pertains to a set of conditions and processes that enables military service members to be more knowledgeable about post-military career opportunities. Therefore, the focus groups will be discussions meant to collect data about the barriers that have either threatened or prevented service members for learning about post-military career opportunities during their time in service. <text:s/></text:span></text:span></text:p>
      <text:p text:style-name="P8"><text:span text:style-name="Strong_20_Emphasis"><text:span text:style-name="T9"><text:tab/>However, while focus groups are useful for collecting qualitative data that would be useful for my project proposal, they have limitations that are important to acknowledge. First of all, focus groups are in a specific context whereby individuals are talking with each other. While this can be useful for acquiring information, it also means individuals cannot be reliably trusted to be expressing their individual perspective. And secondly, research groups are hard to construct and thus can be unreliable if only a specific segment of an organization is brought in. The conclusions or takeaways, while true, </text:span></text:span><text:soft-page-break/><text:span text:style-name="Strong_20_Emphasis"><text:span text:style-name="T9">may only be for a particular segment of the organization. Considering the military, for instance, includes millions of people across the world, even a hundred focus groups of 12 people would fail at acknowledge most perspectives. Nevertheless, focus groups provide the ability for service members to convey their experience and, most important, help the project by identifying the real barriers preventing the project's goal, or target, from being achieved. And because the customers of the project are also the people in the focus groups, the goal is that ideas and conversations around this topic will change as the development of the project begins addressing these barriers after it is launched. Then, using an agile, iterative development approach, those new ideas and feedback forums can continue to inform future developments that address new and old barriers. </text:span></text:span></text:p>
      <text:p text:style-name="P9"><text:span text:style-name="Strong_20_Emphasis"><text:span text:style-name="T61">Contextual Analysis</text:span></text:span></text:p>
      <text:p text:style-name="P12"><text:bookmark text:name="docs-internal-guid-c047f005-7fff-58b4-7a91-d3188ba6d184"/><text:span text:style-name="Strong_20_Emphasis"><text:span text:style-name="T57"><text:tab/></text:span></text:span><text:span text:style-name="Strong_20_Emphasis"><text:span text:style-name="T57">The purpose of this paper is to illustrate the context for the problem domain using SWOT and barrier analysis techniques. These analysis frameworks will help determine how this project will benefit the organization by first understanding the problems with real data and insights acquired from data analysis tools. However, this paper will first compare the PESTEL and SWOT analysis techniques. To conclude this section, a case will be made why a SWOT analysis is more beneficial to understand the problem domain for this project. Next, the goals of the analysis techniques will be identified before the questions needed to be explored to gain insights into the problem domain will be addressed. The results of exploring those questions using the analysis techniques will follow as well as a reflection on how the data shows the problem that will be solved by the project. To conclude, the problem domain will be summarized within the context that was depicted using the analysis tools. </text:span></text:span></text:p>
      <text:p text:style-name="P14"><text:span text:style-name="T17"><text:tab/>To begin, the main contrast between the PESTEL analysis tool and SWOT analysis strategy is that one is used as a tool by organizations to keep track of external factors impacting the organization and the other is a strategy used by businesses for measuring and evaluating their overall performance, and that of competitors, in an objective manner. The advantages to using a PESTEL analysis is that the </text:span><text:soft-page-break/><text:span text:style-name="T17">results can be used for a variety of purposes, including marketing, workforce planning and organizational change. This is because the PESTEL analysis evaluates many different external factors such as the political climate, legal matters, environmental considerations, and economic changes that impact the organization</text:span><text:span text:style-name="T18"> </text:span><text:span text:style-name="T20">(</text:span><text:span text:style-name="Strong_20_Emphasis"><text:span text:style-name="T2">Battista, 2021</text:span></text:span><text:span text:style-name="T19">)</text:span><text:span text:style-name="T17">. With this copious data and analysis, various teams such as marketing and human resources can better position the company within the market to better promote their products and attract the best talent. However, there are drawbacks to PESTEL as well. For example, copious data can be hard to manage and analyze. There are challenges such as paralysis by analysis that can manifest with all the information. So it’s up to the organization to be able to leverage talent with cross functional skills to use the data well. On the other hand, the SWOT analysis tool is a little simpler. It can be applied to evaluate a company internally, which is most useful for this project. So, when considering both options, this paper will leverage the SWOT analysis tool, mainly the first two parameters which are strengths and weaknesses, to evaluate the organization internally. </text:span></text:p>
      <text:p text:style-name="P15"><text:tab/>Transitioning to the goals of the analytical tools, the first goal of the SWOT analysis for this project is to help evaluate the organization for building out a more comprehensive post-military career development tool that can be leveraged within the organization. This will be achieved by considering many different perspectives and opinions about how the current career development process looks within the organization currently and who is responsible for leading those efforts from within the organization. Furthermore, the goal of barrier analysis is to identify the barriers and blockers to military service members who are knowledgeable about post-military transitioning service programs. The data and information collected during this process will help answer questions related to how the experiences of current members within the organization actually looks from a qualitative perspective. Given the information from the SWOT analysis, the barrier analysis will help paint a clearer picture as to what the experience feels like on the ground as career development is done within the organization. With these goals from each data analysis process in mind, the next section of this paper will introduce questions <text:soft-page-break/>that will be explored through the analysis process in order to better understand the problem domain this project hopes to address. </text:p>
      <text:p text:style-name="P15"><text:tab/>First, although this project is meant to support every service member’s post-military career opportunities by helping them during their transitioning process, the larger context by which this project can be used is within the career development plan for every service member. Therefore, the most important questions for understanding where this project can be of use and how this project can solve the problem domain is around the process of career development. So the first question that the data should help answer is the following: how is career development introduced to service members when they begin? This question is important for understanding at what stage within the onboarding of service members career development becomes important. The second question is the following: who manages and monitors career development opportunities over a service member’s career? Although career development is often imagined as being self-directed, these individuals will be the ones to explain, support, and potentially mentor service members through their career development process. With these questions answered, the project will be able to not only take shape more effectively, but also be implemented in the most beneficial way within the organization. </text:p>
      <text:p text:style-name="P15"><text:tab/>Now, given the preliminary nature of this project, the data that will be used in the proposal will be mostly qualitative in nature derived from testimonials across the organization. Considering the aforementioned information about the kind of data that will be collected in focus groups and how it will be used within the barrier analysis framework to perform a root cause analysis, the experiences used in this proposal will be from members within the organization. The next section will provide a brief overview of the kind of data that will be used for this project that will illustrate the problem domain.</text:p>
      <text:p text:style-name="P16"><text:span text:style-name="T55"><text:tab/>Some of the key insights from the barrier and SWOT analysis work is the following. </text:span><text:bookmark text:name="docs-internal-guid-d846607e-7fff-8164-80e1-685f26dd8f36"/><text:span text:style-name="T55">One individual said he was able to find private organizations willing to help him work on his resume, build a LinkedIn profile, and practice networking. Another individual said they were relying on mentors </text:span><text:soft-page-break/><text:span text:style-name="T55">outside the organization to provide support on how to navigate the transition from the organization. One woman said she never thought about a post-military career while serving within the organization. A different individual said there is a prejudice against leaving the organization because leaders believe they are somehow better for staying in. As a result, talking about leaving or other opportunities outside the organization is frowned upon. One person said his leaders encouraged him to get schooling, certifications, and experience before leaving the organization. However, when asked what the best resources were available for transitioning, the leaders didn’t know. One leader told a person that they didn’t know much about seeking post-military opportunities, but that the leader said they would be willing to support in the process. One leader said many people who leave don’t have plans when they separate or retire and she learned from that to do her own work to ensure that she did not follow the same path. These are some of the key takeaways from the barrier analysis work. </text:span></text:p>
      <text:p text:style-name="P16"><text:span text:style-name="T55"><text:tab/>From the SWOT analysis work, some of the information gathered was that there are two core components that are strengths within the organization that pertain to career development. The first is the Transition Assistance Program (TAP), which is introduced to service members who are 1-yr or less from the end of their contract. The TAP program is a strength because it provides comprehensive, up-to-date information about healthcare, family planning, relocation, and career support. Additionally, when service members first begin their careers, they operate within the Career Field Education and Training Plan (CFETP). This document, or something similar across the organization, is meant to </text:span><text:bookmark text:name="docs-internal-guid-483d12aa-7fff-7f22-db76-87b2cc1511a7"/><text:span text:style-name="T55">to ensure service members have the right knowledge, skills, abilities and tools to deliver the <text:s/>capabilities to meet their organization's mission and to ensure the organization will rise to the challenge of tomorrow’s highly competitive environment. On the other hand, the issue with the training programs, including the documents that manage career development is that they are typically outdated, updating once every decade or so. Additionally, the TAP program fails to deliver much on career development support. The most useful aspects of the program are about entitlements to members once they leave the </text:span><text:soft-page-break/><text:span text:style-name="T55">organization. However, in many source documents they provide for their transition include advice like finding a mentor and creating a LinkedIn. These actions are important but the support and coaching to execute a career transition from the organization is lacking in this program.</text:span></text:p>
      <text:p text:style-name="P16"><text:span text:style-name="T55"><text:tab/>And finally to conclude the data portion, it was learned that career development is introduced to service members through training plans that are tailored to their job or career field. This happens once they pass specific orientation programs, usually two months after they begin. This training plan manages their career goals and training, but service members are encouraged to seek other opportunities via on the job training or other opportunities external to the organization.</text:span><text:bookmark text:name="docs-internal-guid-372e8260-7fff-b669-6e12-cbe79164219c"/><text:span text:style-name="T55"> Moreover, each sub-organization has a manager that tracks everyone’s training. And on a micro-level, each person has a supervisor that tracks their folks' training. Career development beyond this training plan is not a part of the formal process. But often time, their are resources for individuals to pursue opportunities if they desire to do so. </text:span></text:p>
      <text:p text:style-name="P15"><text:tab/>In conclusion, the qualitative data aforementioned is helpful for illustrating the problem domain as it provides the context by which the project will be implemented in order to address related issues that impact service members within the organization. This context analysis leveraged the barrier root cause analysis technique for collecting information about the lived experiences of members within the organization and SWOT analysis tool to understand the strengths and weaknesses of the organization from a more objective perspective. They helped answer questions about how career development is introduced to service members and how the process is managed from a macro and micro level within the organization. Ultimately, this data will help inform the resources and tools that will be needed to craft the best project proposal that leads to the success of the project.</text:p>
      <text:p text:style-name="P17"><text:span text:style-name="Strong_20_Emphasis"><text:span text:style-name="T11"/></text:span></text:p>
      <text:p text:style-name="P17"><text:span text:style-name="Strong_20_Emphasis"><text:span text:style-name="T11">References</text:span></text:span></text:p>
      <text:p text:style-name="P13"><text:span text:style-name="Strong_20_Emphasis"><text:span text:style-name="T9"/></text:span></text:p>
      <text:p text:style-name="P13"><text:soft-page-break/><text:span text:style-name="Strong_20_Emphasis"><text:span text:style-name="T2">Battista, M. (2021, December 6). </text:span></text:span><text:span text:style-name="Strong_20_Emphasis"><text:span text:style-name="T3">PESTLE Analysis</text:span></text:span><text:span text:style-name="Strong_20_Emphasis"><text:span text:style-name="T2">. Chartered Institute of Personnel and Development. <text:tab/>https://www.cipd.co.uk/knowledge/strategy/organisational-development/pestle-analysis-<text:tab/>factsheet#gref</text:span></text:span></text:p>
      <text:p text:style-name="P13"><text:span text:style-name="Strong_20_Emphasis"><text:span text:style-name="T13">Open Learn</text:span></text:span><text:span text:style-name="Strong_20_Emphasis"><text:span text:style-name="T9">. (2020). Msds.open.edu. Retrieved January 3, 2022, from <text:tab/>https://www.open.edu/openlearn/money-business/organisations-and-management-<text:tab/>accounting/content-section-4.3)</text:span></text:span></text:p>
      <text:p text:style-name="P13"><text:span text:style-name="Strong_20_Emphasis"><text:span text:style-name="T13">What is Root Cause Analysis </text:span></text:span><text:span text:style-name="Strong_20_Emphasis"><text:span text:style-name="T9">(2022)? American Society for Quality. https://asq.org/quality-<text:tab/>resources/root-cause-analysis</text:span></text:span></text:p>
      <text:p text:style-name="P12"><text:span text:style-name="Strong_20_Emphasis"><text:span text:style-name="T6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Comic Sans MS" svg:font-family="'Comic Sans MS'"/>
    <style:font-face style:name="Helvetica" svg:font-family="Helvetica, sans-serif"/>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top="0in" fo:margin-bottom="0in" fo:line-height="120%" style:writing-mode="lr-tb"/>
    </style:style>
    <style:style style:name="MT1"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bookmark text:name="docs-internal-guid-a53f2842-7fff-ed22-c43f-1e2996a9ac37"/><text:span text:style-name="MT1">Mod #2 Assgn <text:s text:c="139"/></text:span><text:span text:style-name="MT1"><text:page-number text:select-page="current">9</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dney Wells</meta:initial-creator>
    <meta:creation-date>2021-05-15T09:10:10</meta:creation-date>
    <meta:generator>OpenOffice/4.1.10$Unix OpenOffice.org_project/4110m2$Build-9807</meta:generator>
    <dc:date>2022-01-03T11:09:43</dc:date>
    <dc:creator>Sidney Wells</dc:creator>
    <meta:editing-duration>P40DT9H11M56S</meta:editing-duration>
    <meta:editing-cycles>31</meta:editing-cycles>
    <meta:document-statistic meta:table-count="0" meta:image-count="0" meta:object-count="0" meta:page-count="9" meta:paragraph-count="26" meta:word-count="2571" meta:character-count="16933"/>
  </office:meta>
</office:document-meta>
</file>